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8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0.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0.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0.5pt solid #000000" fo:border-bottom="2.2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center" style:justify-single-word="false" fo:text-indent="0cm" style:auto-text-indent="false" style:writing-mode="lr-tb"/>
    </style:style>
    <style:style style:name="P3"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4" style:family="paragraph" style:parent-style-name="Standard">
      <style:paragraph-properties fo:margin-left="0cm" fo:margin-right="0cm" fo:line-height="200%" fo:text-indent="0cm" style:auto-text-indent="false" style:writing-mode="lr-tb"/>
    </style:style>
    <style:style style:name="P5"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6"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7" style:family="paragraph" style:parent-style-name="Standard">
      <style:paragraph-properties fo:margin-left="0cm" fo:margin-right="0cm" fo:line-height="200%" fo:text-indent="0cm" style:auto-text-indent="false" style:writing-mode="lr-tb">
        <style:tab-stops/>
      </style:paragraph-properties>
    </style:style>
    <style:style style:name="P8" style:family="paragraph" style:parent-style-name="Standard">
      <style:paragraph-properties fo:margin-left="0cm" fo:margin-right="0cm" fo:line-height="150%" fo:text-indent="0cm" style:auto-text-indent="false" style:writing-mode="lr-tb"/>
    </style:style>
    <style:style style:name="P9" style:family="paragraph" style:parent-style-name="Standard">
      <style:paragraph-properties fo:margin-left="0cm" fo:margin-right="0cm" fo:line-height="150%" fo:text-align="center" style:justify-single-word="false" fo:text-indent="0cm" style:auto-text-indent="false" style:writing-mode="lr-tb"/>
    </style:style>
    <style:style style:name="P10" style:family="paragraph" style:parent-style-name="Standard">
      <style:paragraph-properties fo:margin-left="0cm" fo:margin-right="0cm" fo:line-height="150%" fo:text-align="center" style:justify-single-word="false" fo:text-indent="0cm" style:auto-text-indent="false" style:writing-mode="lr-tb">
        <style:tab-stops/>
      </style:paragraph-properties>
    </style:style>
    <style:style style:name="P11" style:family="paragraph" style:parent-style-name="Standard">
      <style:paragraph-properties fo:margin-left="0cm" fo:margin-right="0cm" fo:line-height="150%" fo:text-indent="0cm" style:auto-text-indent="false" style:writing-mode="lr-tb">
        <style:tab-stops/>
      </style:paragraph-properties>
    </style:style>
    <style:style style:name="P12" style:family="paragraph" style:parent-style-name="Standard">
      <style:paragraph-properties fo:margin-left="0cm" fo:margin-right="0cm" fo:line-height="150%" fo:text-align="end" style:justify-single-word="false" fo:text-indent="0cm" style:auto-text-indent="false" style:writing-mode="lr-tb"/>
    </style:style>
    <style:style style:name="P13"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14"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5"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6"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7"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8"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9"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20"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fo:background-color="#000000"/>
    </style:style>
    <style:style style:name="P21"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22"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23"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24"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25"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26"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27"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28" style:family="paragraph" style:parent-style-name="Standard">
      <style:paragraph-properties fo:margin-left="0cm" fo:margin-right="0cm" fo:text-align="end" style:justify-single-word="false" fo:text-indent="0cm" style:auto-text-indent="false" style:writing-mode="lr-tb"/>
    </style:style>
    <style:style style:name="P29" style:family="paragraph" style:parent-style-name="Standard">
      <style:paragraph-properties fo:margin-left="0cm" fo:margin-right="0cm" fo:text-align="justify" style:justify-single-word="false" fo:text-indent="0cm" style:auto-text-indent="false" style:writing-mode="lr-tb"/>
    </style:style>
    <style:style style:name="P30" style:family="paragraph" style:parent-style-name="Standard">
      <style:paragraph-properties fo:margin-left="0cm" fo:margin-right="0cm" fo:text-align="justify" style:justify-single-word="false" fo:text-indent="0cm" style:auto-text-indent="false" style:writing-mode="lr-tb">
        <style:tab-stops/>
      </style:paragraph-properties>
    </style:style>
    <style:style style:name="P31" style:family="paragraph" style:parent-style-name="Standard">
      <style:paragraph-properties fo:margin-left="0cm" fo:margin-right="0cm" fo:text-indent="0cm" style:auto-text-indent="false" style:writing-mode="lr-tb">
        <style:tab-stops/>
      </style:paragraph-properties>
    </style:style>
    <style:style style:name="P32"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33"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34"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35"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36"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37"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38"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39" style:family="paragraph" style:parent-style-name="Standard">
      <style:paragraph-properties fo:margin-left="1.27cm" fo:margin-right="0cm" fo:line-height="200%" fo:text-indent="0cm" style:auto-text-indent="false" style:writing-mode="lr-tb"/>
    </style:style>
    <style:style style:name="P40"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41"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style>
    <style:style style:name="P42" style:family="paragraph" style:parent-style-name="Standard">
      <style:paragraph-properties fo:margin-left="0cm" fo:margin-right="0cm" fo:line-height="200%" fo:text-indent="1.249cm" style:auto-text-indent="false" style:writing-mode="lr-tb"/>
    </style:style>
    <style:style style:name="P43"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44" style:family="paragraph" style:parent-style-name="Standard">
      <style:paragraph-properties fo:margin-left="6.244cm" fo:margin-right="0cm" fo:line-height="150%" fo:text-indent="0cm" style:auto-text-indent="false" style:writing-mode="lr-tb"/>
    </style:style>
    <style:style style:name="P45"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46" style:family="paragraph" style:parent-style-name="Standard">
      <style:paragraph-properties fo:margin-left="14.986cm" fo:margin-right="0cm" fo:line-height="150%" fo:text-indent="1.249cm" style:auto-text-indent="false" style:writing-mode="lr-tb"/>
    </style:style>
    <style:style style:name="P47"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48" style:family="paragraph" style:parent-style-name="Standard" style:list-style-name="WWNum1">
      <style:paragraph-properties fo:margin-left="1.27cm" fo:margin-right="0cm" fo:text-indent="-0.635cm" style:auto-text-indent="false" style:writing-mode="lr-tb">
        <style:tab-stops/>
      </style:paragraph-properties>
    </style:style>
    <style:style style:name="P49" style:family="paragraph" style:parent-style-name="Standard">
      <style:paragraph-properties fo:margin-left="16.235cm" fo:margin-right="0cm" fo:text-indent="0cm" style:auto-text-indent="false" style:writing-mode="lr-tb"/>
    </style:style>
    <style:style style:name="P50"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ize="9pt" fo:font-style="italic" style:text-underline-style="solid" style:text-underline-width="auto" style:text-underline-color="font-color" fo:font-weight="bold" style:font-size-asian="9pt" style:font-style-asian="italic" style:font-weight-asian="bold"/>
    </style:style>
    <style:style style:name="T5" style:family="text">
      <style:text-properties fo:color="#ff0000" fo:font-weight="bold" style:font-weight-asian="bold"/>
    </style:style>
    <style:style style:name="T6" style:family="text">
      <style:text-properties fo:color="#ff0000" fo:font-style="italic" fo:font-weight="bold" style:font-style-asian="italic" style:font-weight-asian="bold"/>
    </style:style>
    <style:style style:name="T7" style:family="text">
      <style:text-properties fo:color="#ff0000" fo:font-style="italic" fo:font-weight="bold" style:font-style-asian="italic" style:font-weight-asian="bold"/>
    </style:style>
    <style:style style:name="T8" style:family="text">
      <style:text-properties fo:color="#ff0000" style:language-complex="ar" style:country-complex="SA"/>
    </style:style>
    <style:style style:name="T9" style:family="text">
      <style:text-properties fo:color="#ff0000" officeooo:rsid="0020d7e2" style:language-complex="ar" style:country-complex="SA"/>
    </style:style>
    <style:style style:name="T10" style:family="text">
      <style:text-properties fo:color="#ff0000" officeooo:rsid="0020d7e2" style:language-complex="ar" style:country-complex="SA"/>
    </style:style>
    <style:style style:name="T11" style:family="text">
      <style:text-properties fo:font-size="14pt" fo:font-weight="bold" style:font-size-asian="14pt" style:font-weight-asian="bold" style:font-name-complex="Times New Roman1" style:language-complex="ar" style:country-complex="SA"/>
    </style:style>
    <style:style style:name="T12" style:family="text">
      <style:text-properties fo:font-size="14pt" fo:font-weight="bold" style:font-size-asian="14pt" style:font-weight-asian="bold" style:language-complex="ar" style:country-complex="SA"/>
    </style:style>
    <style:style style:name="T13" style:family="text">
      <style:text-properties fo:font-weight="bold" style:font-weight-asian="bold"/>
    </style:style>
    <style:style style:name="T14" style:family="text">
      <style:text-properties fo:font-weight="bold" style:font-weight-asian="bold" style:font-name-complex="Times New Roman1" style:language-complex="ar" style:country-complex="SA"/>
    </style:style>
    <style:style style:name="T15" style:family="text">
      <style:text-properties fo:font-weight="bold" style:font-weight-asian="bold" style:language-complex="ar" style:country-complex="SA"/>
    </style:style>
    <style:style style:name="T16" style:family="text">
      <style:text-properties fo:font-variant="small-caps" fo:font-size="16pt" fo:font-weight="bold" style:font-size-asian="16pt" style:font-weight-asian="bold" style:language-complex="ar" style:country-complex="SA"/>
    </style:style>
    <style:style style:name="T17" style:family="text">
      <style:text-properties fo:font-variant="small-caps" fo:font-size="16pt" fo:font-weight="bold" style:font-size-asian="16pt" style:font-weight-asian="bold" style:font-name-complex="Times New Roman1" style:language-complex="ar" style:country-complex="SA"/>
    </style:style>
    <style:style style:name="T18" style:family="text">
      <style:text-properties fo:font-variant="small-caps" fo:font-weight="bold" style:font-weight-asian="bold" style:language-complex="ar" style:country-complex="SA"/>
    </style:style>
    <style:style style:name="T19" style:family="text">
      <style:text-properties fo:font-variant="small-caps" fo:font-size="9pt" fo:font-weight="bold" style:font-size-asian="9pt" style:font-weight-asian="bold"/>
    </style:style>
    <style:style style:name="T20" style:family="text">
      <style:text-properties fo:font-variant="small-caps" fo:font-size="9pt" fo:font-style="italic" fo:font-weight="bold" style:font-size-asian="9pt" style:font-style-asian="italic" style:font-weight-asian="bold"/>
    </style:style>
    <style:style style:name="T21" style:family="text">
      <style:text-properties fo:font-variant="small-caps" fo:font-size="9pt" fo:font-style="italic" fo:font-weight="bold" style:font-size-asian="9pt" style:font-style-asian="italic" style:font-weight-asian="bold" style:font-name-complex="Times New Roman1"/>
    </style:style>
    <style:style style:name="T22" style:family="text">
      <style:text-properties fo:font-variant="small-caps" fo:font-size="10pt" fo:font-weight="bold" style:font-size-asian="10pt" style:font-weight-asian="bold" style:text-rotation-angle="90" style:text-rotation-scale="line-height"/>
    </style:style>
    <style:style style:name="T23" style:family="text">
      <style:text-properties fo:font-variant="small-caps" fo:font-size="10pt" fo:font-weight="bold" style:font-size-asian="10pt" style:font-weight-asian="bold" style:text-rotation-angle="90" style:text-rotation-scale="fixed"/>
    </style:style>
    <style:style style:name="T24" style:family="text">
      <style:text-properties fo:color="#000080" fo:font-size="14pt" fo:font-weight="bold" style:font-size-asian="14pt" style:font-weight-asian="bold" style:language-complex="ar" style:country-complex="SA"/>
    </style:style>
    <style:style style:name="T25" style:family="text">
      <style:text-properties fo:color="#000080" fo:font-size="14pt" fo:font-weight="bold" style:font-size-asian="14pt" style:font-weight-asian="bold" style:language-complex="ar" style:country-complex="SA"/>
    </style:style>
    <style:style style:name="T26" style:family="text">
      <style:text-properties fo:color="#002060" fo:font-size="14pt" fo:font-weight="bold" style:font-size-asian="14pt" style:font-weight-asian="bold" style:language-complex="ar" style:country-complex="SA"/>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name-complex="Times New Roman1"/>
    </style:style>
    <style:style style:name="T29" style:family="text">
      <style:text-properties fo:font-style="italic" fo:font-weight="bold" style:font-style-asian="italic" style:font-weight-asian="bold" style:language-complex="ar" style:country-complex="SA"/>
    </style:style>
    <style:style style:name="T30" style:family="text">
      <style:text-properties fo:font-style="italic" fo:font-weight="bold" officeooo:rsid="00207d4d" style:font-style-asian="italic" style:font-weight-asian="bold"/>
    </style:style>
    <style:style style:name="T31" style:family="text">
      <style:text-properties fo:font-style="italic" style:font-style-asian="italic" style:language-complex="ar" style:country-complex="SA"/>
    </style:style>
    <style:style style:name="T32" style:family="text">
      <style:text-properties fo:font-style="italic" style:text-underline-style="solid" style:text-underline-width="auto" style:text-underline-color="font-color" fo:font-weight="bold" style:font-style-asian="italic" style:font-weight-asian="bold"/>
    </style:style>
    <style:style style:name="T33" style:family="text">
      <style:text-properties fo:font-size="8pt" fo:font-weight="bold" style:font-size-asian="8pt" style:font-weight-asian="bold"/>
    </style:style>
    <style:style style:name="T34" style:family="text">
      <style:text-properties fo:font-size="10pt" fo:font-style="italic" fo:font-weight="bold" style:font-size-asian="10pt" style:font-style-asian="italic" style:font-weight-asian="bold"/>
    </style:style>
    <style:style style:name="T35" style:family="text">
      <style:text-properties style:font-name="Wingdings" fo:font-style="italic" fo:font-weight="bold" style:font-style-asian="italic" style:font-weight-asian="bold" style:font-name-complex="Times New Roman1"/>
    </style:style>
    <style:style style:name="T36" style:family="text">
      <style:text-properties style:font-name="Wingdings" fo:font-weight="bold" style:font-weight-asian="bold" style:font-name-complex="Times New Roman1"/>
    </style:style>
    <style:style style:name="T37" style:family="text">
      <style:text-properties style:font-name="Wingdings" fo:font-weight="bold" style:font-weight-asian="bold" style:font-name-complex="Times New Roman1" style:language-complex="ar" style:country-complex="SA"/>
    </style:style>
    <style:style style:name="T38" style:family="text">
      <style:text-properties style:font-name="Wingdings" style:font-name-complex="Times New Roman1" style:language-complex="ar" style:country-complex="SA"/>
    </style:style>
    <style:style style:name="T39" style:family="text">
      <style:text-properties style:font-name="Wingdings" fo:font-size="9pt" style:font-size-asian="9pt" style:font-name-complex="Times New Roman1" style:language-complex="ar" style:country-complex="SA"/>
    </style:style>
    <style:style style:name="T40" style:family="text">
      <style:text-properties style:text-underline-style="solid" style:text-underline-width="auto" style:text-underline-color="font-color" fo:font-weight="bold" style:font-weight-asian="bold" style:language-complex="ar" style:country-complex="SA"/>
    </style:style>
    <style:style style:name="T41" style:family="text">
      <style:text-properties style:font-name="Algerian" fo:font-weight="bold" style:font-weight-asian="bold" style:font-name-complex="Times New Roman1"/>
    </style:style>
    <style:style style:name="T42" style:family="text">
      <style:text-properties style:font-name-complex="Times New Roman1" style:language-complex="ar" style:country-complex="SA"/>
    </style:style>
    <style:style style:name="T43" style:family="text">
      <style:text-properties style:language-complex="ar" style:country-complex="SA"/>
    </style:style>
    <style:style style:name="T44" style:family="text">
      <style:text-properties officeooo:rsid="0020d7e2" style:language-complex="ar" style:country-complex="SA"/>
    </style:style>
    <style:style style:name="T45" style:family="text">
      <style:text-properties fo:font-size="9pt" style:font-size-asian="9pt"/>
    </style:style>
    <style:style style:name="T46" style:family="text">
      <style:text-properties fo:font-size="9pt" style:font-size-asian="9pt" style:font-name-complex="Times New Roman1"/>
    </style:style>
    <style:style style:name="T47" style:family="text">
      <style:text-properties fo:font-size="9pt" style:font-size-asian="9pt" style:language-complex="ar" style:country-complex="SA"/>
    </style:style>
    <style:style style:name="T48" style:family="text">
      <style:text-properties fo:font-size="9pt" fo:font-style="italic" style:text-underline-style="solid" style:text-underline-width="auto" style:text-underline-color="font-color" style:font-size-asian="9pt" style:font-style-asian="italic"/>
    </style:style>
    <style:style style:name="T49"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50" style:family="text">
      <style:text-properties fo:font-size="9pt" fo:font-style="italic" fo:font-weight="bold" style:font-size-asian="9pt" style:font-style-asian="italic" style:font-weight-asian="bold" style:language-complex="ar" style:country-complex="SA"/>
    </style:style>
    <style:style style:name="T51" style:family="text">
      <style:text-properties fo:font-size="9pt" fo:font-weight="bold" style:font-size-asian="9pt" style:font-weight-asian="bold"/>
    </style:style>
    <style:style style:name="T52" style:family="text">
      <style:text-properties fo:font-size="9pt" fo:font-weight="bold" style:font-size-asian="9pt" style:font-weight-asian="bold" style:language-complex="ar" style:country-complex="SA"/>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text:span><text:span text:style-name="T3">A compléter par le locataire en lettres majuscules // To completed by the tenant in capitals</text:span><text:span text:style-name="T2">)</text:span><text:span text:style-name="T11"><text:tab/><text:tab/><text:tab/><text:tab/></text:span><text:span text:style-name="T12">1</text:span></text:p>
      <text:p text:style-name="P38"/>
      <text:p text:style-name="P38"/>
      <text:p text:style-name="P5"><text:span text:style-name="T13"><text:s text:c="27"/></text:span><text:span text:style-name="T14"><text:tab/></text:span><text:span text:style-name="T15"> </text:span><text:span text:style-name="T16">Nom </text:span><text:span text:style-name="T17">:</text:span><text:span text:style-name="T16"> </text:span><text:span text:style-name="T24"><text:text-input text:description="">{{gender}}</text:text-input></text:span><text:span text:style-name="T24"><text:s/></text:span><text:span text:style-name="T24"><text:text-input text:description="">{{tenant.name}}</text:text-input></text:span></text:p>
      <text:p text:style-name="P6"><text:span text:style-name="T15">PHOTO</text:span><text:span text:style-name="T11"><text:tab/></text:span><text:span text:style-name="T12"> <text:s text:c="8"/></text:span><text:span text:style-name="T16">Prénoms </text:span><text:span text:style-name="T17">:</text:span><text:span text:style-name="T12"> </text:span><text:span text:style-name="T26"><text:text-input text:description="">{{tenant.first_name}}</text:text-input></text:span></text:p>
      <text:p text:style-name="P39"><text:span text:style-name="T11"><text:tab/></text:span><text:span text:style-name="T12"> <text:s text:c="8"/></text:span><text:span text:style-name="T16">Ecole fréquentée</text:span><text:span text:style-name="T11"> </text:span><text:span text:style-name="T12">: </text:span><text:span text:style-name="T26"><text:text-input text:description="">{{tenant.school}}</text:text-input></text:span><text:span text:style-name="T11"><text:tab/><text:tab/></text:span></text:p>
      <text:p text:style-name="P40"/>
      <table:table table:name="Table1" table:style-name="Table1">
        <table:table-column table:style-name="Table1.A"/>
        <table:table-row table:style-name="Table1.1">
          <table:table-cell table:style-name="Table1.A1" office:value-type="string">
            <text:p text:style-name="P10"><text:span text:style-name="T4">Cadre réservé à l’administration</text:span></text:p>
            <text:p text:style-name="P11"><text:span text:style-name="T27">Contrat n° 1 en date du</text:span><text:span text:style-name="T28"> </text:span><text:span text:style-name="T27">:</text:span><text:span text:style-name="T33"> </text:span><text:span text:style-name="T5">_DateContrat_</text:span><text:span text:style-name="T34"> <text:s text:c="44"/></text:span><text:span text:style-name="T27">Caution</text:span><text:span text:style-name="T28"> </text:span><text:span text:style-name="T27">:</text:span><text:span text:style-name="T6"> _Caution_ <text:s/>€</text:span><text:span text:style-name="T27"> <text:s text:c="11"/></text:span></text:p>
            <text:p text:style-name="P7"><text:span text:style-name="T27">N° Chbre.</text:span><text:span text:style-name="T28"> </text:span><text:span text:style-name="T27">: </text:span><text:span text:style-name="T6"><text:text-input text:description="">{{room.room}}</text:text-input></text:span><text:span text:style-name="T6"><text:s/></text:span><text:span text:style-name="T27"><text:s text:c="16"/>Lot</text:span><text:span text:style-name="T28"> </text:span><text:span text:style-name="T27">: </text:span><text:span text:style-name="T6"><text:text-input text:description="">{{room.lot}}</text:text-input></text:span><text:span text:style-name="T27"><text:s text:c="35"/>Date d’entrée : </text:span></text:p>
            <text:p text:style-name="P7"><text:span text:style-name="T27">Loyer</text:span><text:span text:style-name="T28"> </text:span><text:span text:style-name="T27">: </text:span><text:span text:style-name="T6">_Loyer_</text:span><text:span text:style-name="T27"> <text:s/>€ + Forfait services</text:span><text:span text:style-name="T28"> </text:span><text:span text:style-name="T27">: </text:span><text:span text:style-name="T6">_Supplement_ = _LoyerTotal_</text:span><text:span text:style-name="T27"> <text:s/>€</text:span></text:p>
          </table:table-cell>
        </table:table-row>
      </table:table>
      <text:p text:style-name="P13"/>
      <table:table table:name="Table2" table:style-name="Table2">
        <table:table-column table:style-name="Table2.A"/>
        <table:table-row table:style-name="Table2.1">
          <table:table-cell table:style-name="Table2.A1" office:value-type="string">
            <text:p text:style-name="P41"><text:span text:style-name="T28"><text:tab/></text:span><text:span text:style-name="T27">Voiture déclarée<text:tab/></text:span><text:span text:style-name="T35"></text:span><text:span text:style-name="T13"> Oui <text:tab/></text:span><text:span text:style-name="T36"></text:span><text:span text:style-name="T13"> Non</text:span></text:p>
          </table:table-cell>
        </table:table-row>
      </table:table>
      <text:p text:style-name="P16"/>
      <text:p text:style-name="P9"><text:span text:style-name="T40">DEMANDE DE LOGEMENT</text:span></text:p>
      <text:p text:style-name="P25"/>
      <text:p text:style-name="P4"><text:span text:style-name="T41">•</text:span><text:span text:style-name="T13"> </text:span><text:span text:style-name="T18">etat civil du demandeur</text:span></text:p>
      <text:p text:style-name="P4"><text:span text:style-name="T42"><text:tab/></text:span><text:span text:style-name="T43">Date de naissance</text:span><text:span text:style-name="T42"> </text:span><text:span text:style-name="T43">: </text:span><text:span text:style-name="T8"><text:text-input text:description="">{{tenant.birthday}}</text:text-input></text:span></text:p>
      <text:p text:style-name="P4"><text:span text:style-name="T42"><text:tab/></text:span><text:span text:style-name="T43">Lieu de naissance</text:span><text:span text:style-name="T42"> </text:span><text:span text:style-name="T43">: </text:span><text:span text:style-name="T8"><text:text-input text:description="">{{birthcity}}</text:text-input></text:span><text:span text:style-name="T43"><text:s/><text:tab/><text:tab/>Département : </text:span><text:span text:style-name="T9"><text:text-input text:description="">{{tenant.birthdepartement}}</text:text-input></text:span><text:span text:style-name="T9"><text:tab/></text:span><text:span text:style-name="T43">Pays : </text:span><text:span text:style-name="T9"><text:text-input text:description="">{{tenant.birthcountry}}</text:text-input></text:span></text:p>
      <text:p text:style-name="P4"><text:span text:style-name="T42"><text:tab/></text:span><text:span text:style-name="T43">Tél.</text:span><text:span text:style-name="T42"> </text:span><text:span text:style-name="T43"> Mobile : _Mobile_</text:span></text:p>
      <text:p text:style-name="P4"><text:span text:style-name="T42"><text:tab/></text:span><text:span text:style-name="T43">Email (personnel)</text:span><text:span text:style-name="T42"> </text:span><text:span text:style-name="T43">: _Email_</text:span></text:p>
      <text:p text:style-name="P4"><text:span text:style-name="T41">•</text:span><text:span text:style-name="T13"> </text:span><text:span text:style-name="T18">adresse des parents ou d’une personne à contac »ter en cas d’urgence</text:span></text:p>
      <text:p text:style-name="P42"><text:span text:style-name="T43">N°: _Num_, _Rue_</text:span></text:p>
      <text:p text:style-name="P42"><text:span text:style-name="T43">Code Postal</text:span><text:span text:style-name="T42"> </text:span><text:span text:style-name="T43">: _CP_<text:tab/><text:tab/><text:tab/><text:tab/><text:tab/>Ville</text:span><text:span text:style-name="T42"> </text:span><text:span text:style-name="T43">: _Ville_, _Pays_</text:span></text:p>
      <text:p text:style-name="P4"><text:span text:style-name="T42"><text:tab/></text:span><text:span text:style-name="T43">Tél. (privé)</text:span><text:span text:style-name="T42"> </text:span><text:span text:style-name="T43">: ______________________________ Tél. (bureau)</text:span><text:span text:style-name="T42"> </text:span><text:span text:style-name="T43">: _____________________________</text:span></text:p>
      <text:p text:style-name="P4"><text:span text:style-name="T43">Je soussigné, .............................................................................................., certifie sincères et exacts les renseignements déclarés ci-dessus. </text:span><text:span text:style-name="T29">(Toute fausse déclaration entraînera l’annulation de la demande</text:span><text:span text:style-name="T31">)</text:span></text:p>
      <text:p text:style-name="P8"><text:span text:style-name="T42"><text:tab/><text:tab/><text:tab/><text:tab/><text:tab/><text:tab/></text:span></text:p>
      <text:p text:style-name="P12"><text:span text:style-name="T43">A…………………………..le……………………</text:span><text:span text:style-name="T42">.</text:span></text:p>
      <text:p text:style-name="P26"/>
      <text:p text:style-name="P43"/>
      <text:p text:style-name="P44"><text:span text:style-name="T43">Signature</text:span></text:p>
      <text:p text:style-name="P43"/>
      <text:p text:style-name="P45"/>
      <text:p text:style-name="P46"><text:span text:style-name="T15">VERSO</text:span><text:span text:style-name="T37"></text:span></text:p>
      <text:p text:style-name="P28"><text:soft-page-break/><text:span text:style-name="T15">2</text:span></text:p>
      <table:table table:name="Table3" table:style-name="Table3">
        <table:table-column table:style-name="Table3.A"/>
        <table:table-row table:style-name="Table3.1">
          <table:table-cell table:style-name="Table3.A1" office:value-type="string">
            <text:p text:style-name="P3"><text:span text:style-name="T27">PIECES A FOURNIR</text:span></text:p>
          </table:table-cell>
        </table:table-row>
      </table:table>
      <text:p text:style-name="P2"><text:span text:style-name="T32"><text:s/></text:span></text:p>
      <text:p text:style-name="P2"><text:span text:style-name="T38"></text:span><text:bookmark-start text:name="__Fieldmark__268_18746865582"/><text:bookmark text:name="__Fieldmark__268_18746865581"/><text:bookmark text:name="__Fieldmark__268_1874686558"/><text:bookmark text:name="ListeDéroulante12"/><text:span text:style-name="T43"> </text:span></text:p>
      <text:p text:style-name="P2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8"/>
            <text:p text:style-name="P7"><text:span text:style-name="T45">OBSERVATION(S)...........................................................................................................................................................................................................................................................................................................................................................................................................................................................................................................................................................................................................................................................................................................................................................................................................................................................................</text:span></text:p>
          </table:table-cell>
          <table:covered-table-cell/>
          <table:covered-table-cell/>
          <table:covered-table-cell/>
        </table:table-row>
        <table:table-row table:style-name="Table4.1">
          <table:table-cell table:style-name="Table4.A2" office:value-type="string">
            <text:p text:style-name="P3"><text:span text:style-name="T19">Pièce demandée</text:span></text:p>
          </table:table-cell>
          <table:table-cell table:style-name="Table4.B2" office:value-type="string">
            <text:p text:style-name="P47"><text:span text:style-name="T22">A fournir</text:span></text:p>
          </table:table-cell>
          <table:table-cell table:style-name="Table4.B2" office:value-type="string">
            <text:p text:style-name="P47"><text:span text:style-name="T22">R</text:span><text:span text:style-name="T23">écept.</text:span></text:p>
          </table:table-cell>
          <table:table-cell table:style-name="Table4.D2" office:value-type="string">
            <text:p text:style-name="P3"><text:span text:style-name="T19">Observations</text:span></text:p>
          </table:table-cell>
        </table:table-row>
        <table:table-row table:style-name="Table4.3">
          <table:table-cell table:style-name="Table4.A3" office:value-type="string">
            <text:p text:style-name="P30"><text:span text:style-name="T19">Bail signé</text:span></text:p>
          </table:table-cell>
          <table:table-cell table:style-name="Table4.B3" office:value-type="string">
            <text:p text:style-name="P31"><text:span text:style-name="T45">_ContratNon_</text:span></text:p>
          </table:table-cell>
          <table:table-cell table:style-name="Table4.B3" office:value-type="string">
            <text:p text:style-name="P31"><text:span text:style-name="T45">_ContratOui_</text:span></text:p>
          </table:table-cell>
          <table:table-cell table:style-name="Table4.D3" office:value-type="string">
            <text:p text:style-name="P19"/>
          </table:table-cell>
        </table:table-row>
        <table:table-row table:style-name="Table4.3">
          <table:table-cell table:style-name="Table4.A4" office:value-type="string">
            <text:p text:style-name="P30"><text:span text:style-name="T19">Engagement caution (*1), (*2)</text:span></text:p>
          </table:table-cell>
          <table:table-cell table:style-name="Table4.B4" office:value-type="string">
            <text:p text:style-name="P31"><text:span text:style-name="T45">X</text:span></text:p>
          </table:table-cell>
          <table:table-cell table:style-name="Table4.B4" office:value-type="string">
            <text:p text:style-name="P20"/>
          </table:table-cell>
          <table:table-cell table:style-name="Table4.D4" table:number-rows-spanned="4" office:value-type="string">
            <text:p text:style-name="P31"><text:bookmark-end text:name="__Fieldmark__268_18746865582"/><text:bookmark text:name="ListeDéroulante121"/><text:bookmark text:name="Texte22"/><text:span text:style-name="T45">Le garant peut être</text:span><text:span text:style-name="T46"> </text:span><text:span text:style-name="T45">:</text:span></text:p>
            <text:list xml:id="list1497752993" text:style-name="WWNum1">
              <text:list-item>
                <text:p text:style-name="P48"><text:span text:style-name="T45">une personne physique travaillant et vivant en France</text:span></text:p>
              </text:list-item>
              <text:list-item>
                <text:p text:style-name="P48"><text:span text:style-name="T45">visale</text:span></text:p>
              </text:list-item>
              <text:list-item>
                <text:p text:style-name="P48"><text:span text:style-name="T45">garant me</text:span></text:p>
              </text:list-item>
            </text:list>
          </table:table-cell>
        </table:table-row>
        <table:table-row table:style-name="Table4.3">
          <table:table-cell table:style-name="Table4.A5" office:value-type="string">
            <text:p text:style-name="P30"><text:span text:style-name="T19">Copie recto/verso de la pièce d’identité du garant en cours de validité</text:span></text:p>
          </table:table-cell>
          <table:table-cell table:style-name="Table4.B5" office:value-type="string">
            <text:p text:style-name="P31"><text:span text:style-name="T45">_IdGarantNon_</text:span></text:p>
          </table:table-cell>
          <table:table-cell table:style-name="Table4.B5" office:value-type="string">
            <text:p text:style-name="P31"><text:span text:style-name="T45">_IdGarantOui_</text:span></text:p>
          </table:table-cell>
          <table:covered-table-cell/>
        </table:table-row>
        <table:table-row table:style-name="Table4.3">
          <table:table-cell table:style-name="Table4.A6" office:value-type="string">
            <text:p text:style-name="P29"><text:span text:style-name="T19">attestation de domicile</text:span></text:p>
          </table:table-cell>
          <table:table-cell table:style-name="Table4.B5" office:value-type="string">
            <text:p text:style-name="P1"><text:span text:style-name="T45">_RibGarantNon_</text:span></text:p>
          </table:table-cell>
          <table:table-cell table:style-name="Table4.B5" office:value-type="string">
            <text:p text:style-name="P1"><text:span text:style-name="T45">_RibGarantOui_</text:span></text:p>
          </table:table-cell>
          <table:covered-table-cell/>
        </table:table-row>
        <table:table-row table:style-name="Table4.3">
          <table:table-cell table:style-name="Table4.A7" office:value-type="string">
            <text:p text:style-name="P30"><text:span text:style-name="T19"><text:s/>3 derniers bulletins de salaire du garant ou dernier avis d’imposition pour les professions libérales</text:span></text:p>
          </table:table-cell>
          <table:table-cell table:style-name="Table4.B7" office:value-type="string">
            <text:p text:style-name="P31"><text:span text:style-name="T45">_RevenuNon_</text:span></text:p>
          </table:table-cell>
          <table:table-cell table:style-name="Table4.B7" office:value-type="string">
            <text:p text:style-name="P31"><text:span text:style-name="T45">_RevenuOui_</text:span></text:p>
          </table:table-cell>
          <table:covered-table-cell/>
        </table:table-row>
        <table:table-row table:style-name="Table4.3">
          <table:table-cell table:style-name="Table4.A8" office:value-type="string">
            <text:p text:style-name="P30"><text:span text:style-name="T19">Autorisation de prélèvement <text:s/></text:span></text:p>
          </table:table-cell>
          <table:table-cell table:style-name="Table4.B8" office:value-type="string">
            <text:p text:style-name="P31"><text:span text:style-name="T45">_PrelevementNon_</text:span></text:p>
          </table:table-cell>
          <table:table-cell table:style-name="Table4.B8" office:value-type="string">
            <text:p text:style-name="P31"><text:span text:style-name="T45">_PrelevementOui_</text:span></text:p>
          </table:table-cell>
          <table:table-cell table:style-name="Table4.D8" office:value-type="string">
            <text:p text:style-name="P14"/>
          </table:table-cell>
        </table:table-row>
        <table:table-row table:style-name="Table4.3">
          <table:table-cell table:style-name="Table4.A9" office:value-type="string">
            <text:p text:style-name="P30"><text:span text:style-name="T19">1 RIB du titulaire du compte prélevé</text:span></text:p>
          </table:table-cell>
          <table:table-cell table:style-name="Table4.B9" office:value-type="string">
            <text:p text:style-name="P31"><text:span text:style-name="T45">_RIBNon_</text:span></text:p>
          </table:table-cell>
          <table:table-cell table:style-name="Table4.B9" office:value-type="string">
            <text:p text:style-name="P31"><text:span text:style-name="T45">_RIBOui_</text:span></text:p>
          </table:table-cell>
          <table:table-cell table:style-name="Table4.D9" office:value-type="string">
            <text:p text:style-name="P19"/>
          </table:table-cell>
        </table:table-row>
        <table:table-row table:style-name="Table4.3">
          <table:table-cell table:style-name="Table4.A10" office:value-type="string">
            <text:p text:style-name="P30"><text:span text:style-name="T19">1 Photo d’identité</text:span></text:p>
          </table:table-cell>
          <table:table-cell table:style-name="Table4.B10" office:value-type="string">
            <text:p text:style-name="P31"><text:span text:style-name="T45">X</text:span></text:p>
          </table:table-cell>
          <table:table-cell table:style-name="Table4.B10" office:value-type="string">
            <text:p text:style-name="P19"/>
          </table:table-cell>
          <table:table-cell table:style-name="Table4.D10" office:value-type="string">
            <text:p text:style-name="P19"/>
          </table:table-cell>
        </table:table-row>
        <table:table-row table:style-name="Table4.3">
          <table:table-cell table:style-name="Table4.A11" office:value-type="string">
            <text:p text:style-name="P30"><text:span text:style-name="T19">Règlement intérieur signé</text:span></text:p>
          </table:table-cell>
          <table:table-cell table:style-name="Table4.B11" office:value-type="string">
            <text:p text:style-name="P31"><text:span text:style-name="T45">X</text:span></text:p>
          </table:table-cell>
          <table:table-cell table:style-name="Table4.B11" office:value-type="string">
            <text:p text:style-name="P19"/>
          </table:table-cell>
          <table:table-cell table:style-name="Table4.D11" office:value-type="string">
            <text:p text:style-name="P19"/>
          </table:table-cell>
        </table:table-row>
        <table:table-row table:style-name="Table4.3">
          <table:table-cell table:style-name="Table4.A12" office:value-type="string">
            <text:p text:style-name="P30"><text:span text:style-name="T19">Attestation de scolarité</text:span></text:p>
          </table:table-cell>
          <table:table-cell table:style-name="Table4.B12" office:value-type="string">
            <text:p text:style-name="P31"><text:span text:style-name="T45">X</text:span></text:p>
          </table:table-cell>
          <table:table-cell table:style-name="Table4.B12" office:value-type="string">
            <text:p text:style-name="P19"/>
          </table:table-cell>
          <table:table-cell table:style-name="Table4.D12" office:value-type="string">
            <text:p text:style-name="P31"><text:bookmark text:name="__DdeLink__608_1874686558"/><text:span text:style-name="T45">À fournir chaque année.</text:span></text:p>
          </table:table-cell>
        </table:table-row>
        <table:table-row table:style-name="Table4.3">
          <table:table-cell table:style-name="Table4.A13" office:value-type="string">
            <text:p text:style-name="P30"><text:span text:style-name="T19">Dossier APL</text:span></text:p>
          </table:table-cell>
          <table:table-cell table:style-name="Table4.B11" office:value-type="string">
            <text:p text:style-name="P31"><text:span text:style-name="T45">X</text:span></text:p>
          </table:table-cell>
          <table:table-cell table:style-name="Table4.B11" office:value-type="string">
            <text:p text:style-name="P19"/>
          </table:table-cell>
          <table:table-cell table:style-name="Table4.D13" office:value-type="string">
            <text:p text:style-name="P15"/>
          </table:table-cell>
        </table:table-row>
        <table:table-row table:style-name="Table4.3">
          <table:table-cell table:style-name="Table4.A14" office:value-type="string">
            <text:p text:style-name="P29"><text:span text:style-name="T19">Attestation d’assurance. (*3) le <text:s/>numero de votre chambre doit apparaître sur cette attestation.</text:span></text:p>
          </table:table-cell>
          <table:table-cell table:style-name="Table4.B11" office:value-type="string">
            <text:p text:style-name="P1"><text:span text:style-name="T45">X</text:span></text:p>
          </table:table-cell>
          <table:table-cell table:style-name="Table4.B11" office:value-type="string">
            <text:p text:style-name="P17"/>
          </table:table-cell>
          <table:table-cell table:style-name="Table4.D14" office:value-type="string">
            <text:p text:style-name="P4"><text:span text:style-name="T45">À fournir chaque année.</text:span></text:p>
          </table:table-cell>
        </table:table-row>
        <table:table-row table:style-name="Table4.3">
          <table:table-cell table:style-name="Table4.A15" office:value-type="string">
            <text:p text:style-name="P34"><text:span text:style-name="T19">Paiement des frais de dossier<text:tab/></text:span><text:span text:style-name="T20">_FraisDossier_ €</text:span><text:span text:style-name="T21"><text:tab/></text:span></text:p>
          </table:table-cell>
          <table:table-cell table:style-name="Table4.B15" office:value-type="string">
            <text:p text:style-name="P31"><text:bookmark text:name="__Fieldmark__368_18746865581"/><text:bookmark text:name="__Fieldmark__368_18746865582"/><text:bookmark text:name="__Fieldmark__368_1874686558"/></text:p>
          </table:table-cell>
          <table:table-cell table:style-name="Table4.B15" office:value-type="string">
            <text:p text:style-name="P19"/>
          </table:table-cell>
          <table:table-cell table:style-name="Table4.D15" office:value-type="string">
            <text:p text:style-name="P31"><text:bookmark text:name="__Fieldmark__373_18746865581"/><text:bookmark-start text:name="ListeDéroulante14"/><text:bookmark text:name="Texte161"/><text:bookmark text:name="__Fieldmark__373_1874686558"/><text:span text:style-name="T48"><text:s/></text:span><text:bookmark-end text:name="ListeDéroulante14"/><text:bookmark-start text:name="Texte1611"/><text:bookmark text:name="Texte162"/><text:bookmark text:name="ListeDéroulante17"/><text:span text:style-name="T48">     </text:span></text:p>
          </table:table-cell>
        </table:table-row>
        <table:table-row table:style-name="Table4.16">
          <table:table-cell table:style-name="Table4.A16" office:value-type="string">
            <text:p text:style-name="P34"><text:span text:style-name="T19">Paiement du dépôt de garantie <text:tab/></text:span><text:span text:style-name="T51">_DepotGarantie_</text:span><text:span text:style-name="T27"> </text:span><text:span text:style-name="T20">€</text:span></text:p>
            <text:p text:style-name="P32"><text:span text:style-name="T21"><text:tab/></text:span><text:span text:style-name="T20">+</text:span></text:p>
            <text:p text:style-name="P33"><text:span text:style-name="T19">Paiement du loyer </text:span><text:bookmark-start text:name="ListeDéroulante171"/><text:bookmark text:name="ListeDéroulante18"/><text:bookmark text:name="__Fieldmark__398_1874686558"/><text:bookmark-end text:name="Texte1611"/><text:span text:style-name="T19"><text:s/></text:span><text:bookmark-end text:name="ListeDéroulante171"/><text:bookmark-start text:name="ListeDéroulante181"/><text:bookmark text:name="ListeDéroulante10"/><text:bookmark text:name="__Fieldmark__403_1874686558"/><text:span text:style-name="T19"><text:s text:c="2"/>_LoyerTotal_ </text:span><text:span text:style-name="T20">€</text:span></text:p>
            <text:p text:style-name="P33"><draw:line text:anchor-type="char" draw:z-index="0" draw:style-name="gr1" draw:text-style-name="P50" svg:x1="4.255cm" svg:y1="0.035cm" svg:x2="7.426cm" svg:y2="0.035cm"><text:p/></draw:line></text:p>
            <text:p text:style-name="P35"><text:span text:style-name="T19">Paiement général</text:span><text:bookmark-end text:name="ListeDéroulante181"/><text:span text:style-name="T19"><text:tab/></text:span><text:span text:style-name="T20">_TotalCheque_ €</text:span></text:p>
            <text:p text:style-name="P36"><text:span text:style-name="T19">(en 1 seul chèque) <text:tab/></text:span><text:bookmark-start text:name="__Fieldmark__424_18746865581"/><text:bookmark text:name="CaseACocher3"/><text:bookmark text:name="__Fieldmark__424_1874686558"/><text:span text:style-name="T20"> €</text:span></text:p>
          </table:table-cell>
          <table:table-cell table:style-name="Table4.B16" office:value-type="string">
            <text:p text:style-name="P31"><text:bookmark-end text:name="__Fieldmark__424_18746865581"/><text:bookmark text:name="CaseACocher31"/><text:bookmark text:name="__Fieldmark__430_1874686558"/></text:p>
          </table:table-cell>
          <table:table-cell table:style-name="Table4.B16" office:value-type="string">
            <text:p text:style-name="P21"/>
          </table:table-cell>
          <table:table-cell table:style-name="Table4.D16" office:value-type="string">
            <text:p text:style-name="P23"/>
          </table:table-cell>
        </table:table-row>
      </table:table>
      <text:p text:style-name="P24"/>
      <text:p text:style-name="P1"><text:span text:style-name="T52">(*1) </text:span><text:span text:style-name="T47">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22"/>
      <text:p text:style-name="P1"><text:span text:style-name="T52">(*2) </text:span><text:span text:style-name="T47">Voir la liste des pièces a fournir au verso de l’engagement de caution.</text:span></text:p>
      <text:p text:style-name="P22"/>
      <text:p text:style-name="P1"><text:soft-page-break/><text:span text:style-name="T52">(*3)</text:span><text:span text:style-name="T47"> Il faudra assurer votre logement de <text:s/></text:span><text:span text:style-name="T49">_Surface_</text:span><text:span text:style-name="T47"> <text:s/>m² en multirisque habitation dans la compagnie d’assurance de votre choix.</text:span></text:p>
      <text:p text:style-name="P1"><text:span text:style-name="T47">Adresse pour assurance habitation </text:span><text:span text:style-name="T50">4 place Edouard Branly - 57070 Metz</text:span></text:p>
      <text:p text:style-name="P1"><text:span text:style-name="T47">Ne pas oublier de préciser le nom du bâtiment </text:span><text:span text:style-name="T49">A/B/C/D/E ou G </text:span><text:span text:style-name="T47">et votre numéro de chambre.</text:span></text:p>
      <text:p text:style-name="P1"><text:span text:style-name="T47">(Attestation d’assurance à remettre </text:span><text:span text:style-name="T49">impérativement </text:span><text:span text:style-name="T47">le jour de la remise des clés.</text:span></text:p>
      <text:p text:style-name="P22"/>
      <text:p text:style-name="P49"><text:span text:style-name="T15">RECTO</text:span><text:span text:style-name="T47"> </text:span><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3-26T18:13:34.173170864</dc:date>
    <meta:print-date>2018-12-06T10:54:00</meta:print-date>
    <meta:editing-cycles>3</meta:editing-cycles>
    <meta:editing-duration>PT4M18S</meta:editing-duration>
    <meta:document-statistic meta:table-count="4" meta:image-count="0" meta:object-count="0" meta:page-count="3" meta:paragraph-count="83" meta:word-count="476" meta:character-count="4072" meta:non-whitespace-character-count="3496"/>
    <meta:generator>LibreOffice/6.1.5.2$Linux_X86_64 LibreOffice_project/10$Build-2</meta:generator>
    <meta:user-defined meta:name="Company"> </meta:user-defined>
    <meta:user-defined meta:name="Operator">DENOMME</meta:user-defined>
  </office:meta>
</office:document-meta>
</file>